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fo:text-align="center" style:justify-single-word="false"/>
      <style:text-properties style:font-name="Times New Roman" fo:font-size="10.5pt" style:font-size-asian="10.5pt" style:font-size-complex="10.5pt"/>
    </style:style>
    <style:style style:name="P12" style:family="paragraph" style:parent-style-name="Standard">
      <style:paragraph-properties style:snap-to-layout-gri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Standard">
      <style:paragraph-properties fo:text-align="justify" style:justify-single-word="false"/>
      <style:text-properties fo:font-size="11pt" style:text-underline-style="none"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6"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2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4"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36" style:family="paragraph" style:parent-style-name="Normale">
      <style:paragraph-properties fo:margin-left="0cm" fo:margin-right="0cm" fo:text-align="justify" style:justify-single-word="false" fo:text-indent="1.251cm" style:auto-text-indent="false"/>
      <style:text-properties style:font-name="Times New Roman" fo:font-size="10.5pt" style:text-underline-style="none" fo:font-weight="bold" fo:background-color="#ffff00" style:font-size-asian="10.5pt" style:font-weight-asian="bold" style:font-size-complex="10.5pt" style:font-weight-complex="bold"/>
    </style:style>
    <style:style style:name="P37"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38" style:family="paragraph" style:parent-style-name="Text_20_body_20_indent">
      <style:text-properties style:font-name="Times New Roman" fo:font-size="10.5pt" fo:font-weight="normal" style:font-size-asian="10.5pt" style:font-weight-asian="normal" style:font-size-complex="10.5pt"/>
    </style:style>
    <style:style style:name="P39" style:family="paragraph" style:parent-style-name="Standard">
      <style:paragraph-properties fo:margin-left="0cm" fo:margin-right="0cm" fo:text-align="justify" style:justify-single-word="false" fo:text-indent="1.249cm" style:auto-text-indent="false"/>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1.249cm" style:auto-text-indent="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1" style:family="paragraph" style:parent-style-name="Standard">
      <style:paragraph-properties fo:margin-left="0cm" fo:margin-right="0cm" fo:text-align="justify" style:justify-single-word="false" fo:text-indent="1.249cm" style:auto-text-indent="false"/>
      <style:text-properties style:font-name="Times New Roman" fo:font-size="10.5pt" fo:font-weight="bold" style:font-size-asian="10.5pt" style:font-weight-asian="bold" style:font-size-complex="10.5pt" style:font-weight-complex="bold"/>
    </style:style>
    <style:style style:name="P42"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normal" fo:background-color="transparent" style:font-size-asian="10.5pt" style:font-weight-asian="normal" style:font-size-complex="10.5pt" style:font-weight-complex="normal"/>
    </style:style>
    <style:style style:name="P43" style:family="paragraph" style:parent-style-name="Normale" style:list-style-name="L1">
      <style:paragraph-properties fo:text-align="justify" style:justify-single-word="false"/>
      <style:text-properties style:font-name="Times New Roman" fo:font-size="10.5pt" style:text-underline-style="solid" style:text-underline-width="auto" style:text-underline-color="font-color" fo:font-weight="bold" fo:background-color="#ffff00" style:font-size-asian="10.5pt" style:font-weight-asian="bold" style:font-size-complex="10.5pt" style:font-weight-complex="bold"/>
    </style:style>
    <style:style style:name="P44" style:family="paragraph" style:parent-style-name="Normale" style:list-style-name="L1">
      <style:paragraph-properties fo:text-align="justify" style:justify-single-word="false"/>
      <style:text-properties fo:background-color="transparent"/>
    </style:style>
    <style:style style:name="P45" style:family="paragraph" style:parent-style-name="Heading_20_1">
      <style:text-properties style:font-name="Times New Roman" fo:font-size="10.5pt" style:font-size-asian="10.5pt" style:font-name-complex="Times New Roman" style:font-size-complex="10.5pt"/>
    </style:style>
    <style:style style:name="P46"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Times New Roman" fo:font-size="10.5pt" fo:background-color="transparent" style:font-size-asian="10.5pt" style:font-size-complex="10.5pt"/>
    </style:style>
    <style:style style:name="P47"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font-weight="bold" fo:background-color="#ff9999" style:font-weight-asian="bold" style:font-weight-complex="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style:text-underline-style="solid" style:text-underline-width="auto" style:text-underline-color="font-color" fo:font-weight="normal" style:font-size-asian="10.5pt" style:font-weight-asian="normal" style:font-size-complex="10.5pt" style:font-weight-complex="normal"/>
    </style:style>
    <style:style style:name="T13" style:family="text">
      <style:text-properties style:font-name="Times New Roman" fo:font-size="10.5pt" style:text-underline-style="solid" style:text-underline-width="auto" style:text-underline-color="font-color" fo:font-weight="bold" style:font-size-asian="10.5pt" style:font-weight-asian="bold" style:font-size-complex="10.5pt" style:font-weight-complex="bold"/>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bold" fo:background-color="#ffff00" style:font-weight-asian="bold" style:font-weight-complex="bold"/>
    </style:style>
    <style:style style:name="T19" style:family="text">
      <style:text-properties fo:color="#000000" style:font-name="Times New Roman" fo:font-size="10.5pt" fo:background-color="transparent" style:font-size-asian="10.5pt" style:font-size-complex="10.5pt"/>
    </style:style>
    <style:style style:name="T20" style:family="text">
      <style:text-properties fo:color="#000000" fo:font-size="10.5pt" style:text-underline-style="none" fo:font-weight="normal" fo:background-color="transparent" style:font-size-asian="10.5pt" style:font-weight-asian="normal" style:font-size-complex="10.5pt" style:font-weight-complex="normal"/>
    </style:style>
    <style:style style:name="T21" style:family="text">
      <style:text-properties fo:font-size="10.5pt" style:text-underline-style="none" fo:font-weight="normal" fo:background-color="transparent" style:font-size-asian="10.5pt" style:font-weight-asian="normal" style:font-size-complex="10.5pt" style:font-weight-complex="normal"/>
    </style:style>
    <style:style style:name="T22"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3" style:family="text">
      <style:text-properties style:font-name="Times New Roman" fo:language="it" fo:country="IT" fo:font-weight="normal" fo:background-color="transparent" style:font-weight-asian="normal" style:font-name-complex="Times New Roman"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6">[richiedenti.indirizzo]</text:p>
            <text:p text:style-name="P26">[richiedenti.cap] [richiedenti.comune] ([richiedenti.prov])</text:p>
            <text:p text:style-name="P26">in qualità di [richiedenti.titolo]</text:p>
            <text:p text:style-name="P26">della [richiedenti.ragsoc]</text:p>
            <text:p text:style-name="P26">[richiedenti.sede]</text:p>
            <text:p text:style-name="P26">[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5"><text:span text:style-name="Car._20_predefinito_20_paragrafo"><text:span text:style-name="T11">[progettisti.cap] [progettisti.comune] ([progettisti.prov])</text:span></text:span></text:p>
            <text:p text:style-name="P25"><text:span text:style-name="Car._20_predefinito_20_paragrafo"><text:span text:style-name="T11">[progettisti.pec]</text:span></text:span></text:p>
            <text:p text:style-name="P25"><text:span text:style-name="Car._20_predefinito_20_paragrafo"><text:span text:style-name="T11"/></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Denuncia di inizio attività ai sensi della L.R. n. 16/08 <text:s/>presentata in data [data_presentazione] e recepita agli atti al prot. n° [protocollo] del [data_protocollo] relativa a [oggetto] presso [ubicazione]. - Richiesta di pagamento degli oneri di costruzione.</text:p>
          </table:table-cell>
        </table:table-row>
      </table:table>
      <text:p text:style-name="P32"/>
      <text:p text:style-name="P32">Con riferimento alla denuncia di inizio attività indicata in oggetto, <text:span text:style-name="T3">vista la documentazione integrativa pervenuta il ......... acquisita agli atti comunali al n........ di protocollo,</text:span> si avverte che, ai sensi dell’art. 26 comma 5 della L.R. 16/08, prima <text:span text:style-name="T4">dell’inizio dei lavori, da comunicare ai sensi dell’art. 26, comma 10 della L.R. 16/08 e s.m.i.,</text:span> è necessario provvedere a corrispondere il contributo di costruzione dovuto per l’intervento.</text:p>
      <text:p text:style-name="P32">L’importo da versare ai sensi dell’art. 2 comma 1, lett. a) e lett. b) della L.R. n. 25/95, <text:s/>calcolato dal Suo progettista <text:span text:style-name="T7">oppure</text:span> <text:s/>calcolato dall’ufficio scrivente, ammonta ad un totale di <text:s/><text:span text:style-name="T4">€ [oneri_totale]. </text:span><text:span text:style-name="T5">(vedasi dettaglio sul retro)</text:span></text:p>
      <text:p text:style-name="P34">Tale somma dovrà essere versata sul conto corrente bancario del Comune di Savona <text:s/>n° <text:span text:style-name="T15">2597290 </text:span><text:s/>– Tesoreria Comunale (codice IBAN <text:span text:style-name="T15">IT91 Y061 7510 6100 0000 2597290</text:span>) acceso presso la <text:span text:style-name="T23">Banca Carige Spa</text:span> indicando come causale <text:span text:style-name="T8">“oneri di costruzione”</text:span>.</text:p>
      <text:p text:style-name="P20"><text:tab/></text:p>
      <text:p text:style-name="P21"><text:span text:style-name="T17"><text:tab/></text:span><text:span text:style-name="T18">Si rammenta che il termine di 30 giorni per dare corso alle opere decorre dalla data di presentazione della documentazione integrativa ossia <text:s/>dal ...............</text:span></text:p>
      <text:p text:style-name="P39"/>
      <text:p text:style-name="P33">Alla comunicazione di inizio lavori prevista dall'art.26, comma 5 della L.R. 16/08 dovrà essere allegata:</text:p>
      <text:list xml:id="list652338944789968124" text:style-name="L1">
        <text:list-item>
          <text:p text:style-name="P42">copia della ricevuta del versamento effettuato</text:p>
        </text:list-item>
        <text:list-item>
          <text:p text:style-name="P44"><text:span text:style-name="T12">documentazione prevista dall'art. 90 del D.Lgs 81/09 relativamente alla ditta esecutrice</text:span><text:span text:style-name="T13"> </text:span><text:span text:style-name="T12">ossia:</text:span></text:p>
          <text:list>
            <text:list-header>
              <text:p text:style-name="P46">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47"><text:soft-page-break/><text:span text:style-name="T19">B) Copia della notifica preliminare trasmessa all'Azienda Unità Sanitaria Locale e alla Direzione Provinciale del Lavoro territorialmente competenti nei casi previsti dall'art. 99 del D. Lgs n. 81/08 e </text:span><text:span text:style-name="T19">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14">www.comune.savona.it</text:span></text:a><text:a xlink:type="simple" xlink:href="http://www.comune.savona.it/" text:style-name="Internet_20_link" text:visited-style-name="Visited_20_Internet_20_Link"><text:span text:style-name="T14">)</text:span></text:a></text:p>
              <text:p text:style-name="P47"><text:span text:style-name="T20">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1">www.comune.savona.it</text:span></text:a><text:span text:style-name="T20">)</text:span></text:p>
            </text:list-header>
          </text:list>
          <text:p text:style-name="P43"/>
        </text:list-item>
      </text:list>
      <text:p text:style-name="P35">oppure</text:p>
      <text:p text:style-name="P36"/>
      <text:p text:style-name="P36">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35">oppure</text:p>
      <text:p text:style-name="P40"><text:span text:style-name="T16">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41"/>
      <text:p text:style-name="P41">Avverso il presente provvedimento può essere opposto ricorso davanti al competente T.A.R. entro 60 giorni dalla notifica della presente ovvero ricorso straordinario al Capo dello Stato entro 120 giorni dalla stessa data.</text:p>
      <text:p text:style-name="P14"/>
      <text:p text:style-name="P32">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11"/>
          </table:table-cell>
          <table:table-cell table:style-name="Tabella4.A1" office:value-type="string">
            <text:p text:style-name="P12"/>
          </table:table-cell>
        </table:table-row>
        <table:table-row table:style-name="Tabella4.1">
          <table:table-cell table:style-name="Tabella4.A1" office:value-type="string">
            <text:p text:style-name="P12"/>
          </table:table-cell>
          <table:table-cell table:style-name="Tabella4.A1" office:value-type="string">
            <text:p text:style-name="P11">Il Dirigente</text:p>
            <text:p text:style-name="P11">Arch. Giovanna Macario</text:p>
          </table:table-cell>
        </table:table-row>
      </table:table>
      <text:p text:style-name="P32"/>
      <text:p text:style-name="P28"/>
      <text:p text:style-name="P28"/>
      <text:p text:style-name="P28"/>
      <text:p text:style-name="P28">INSERIRE DETTAGLIO ONERI</text:p>
      <text:p text:style-name="P28"/>
      <text:p text:style-name="P28"/>
      <text:p text:style-name="P28"/>
      <text:p text:style-name="P28"/>
      <text:h text:style-name="P45"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7">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29"><text:soft-page-break/>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29">Gli stessi dati possono altresì essere comunicati a privati o enti pubblici economici qualora ciò sia previsto da una norma di legge o di regolamento.</text:p>
      <text:p text:style-name="P38"/>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8"/>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8"/>
      <text:p text:style-name="P31">Titolari del trattamento.</text:p>
      <text:p text:style-name="P30"><text:span text:style-name="T9">Il Comune di Savona assume la qualifica </text:span><text:span text:style-name="T6">di titolare del trattamento dei dati personali</text:span><text:span text:style-name="T9">.</text:span></text:p>
      <text:p text:style-name="P29">Il responsabile del trattamento dei dati personali è il Direttore del Settore Pianificazione Territoriale Arch. Giovanna Macario.</text:p>
      <text:p text:style-name="P38"/>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1">Consenso.</text:p>
      <text:p text:style-name="P29">Il Comune di Savona, in quanto soggetto pubblico, non deve acquisire il consenso degli interessati per poter trattare i loro dati personali.</text:p>
      <text:p text:style-name="P3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4:06.61</dc:date>
    <meta:print-date>2013-02-20T09:35:00</meta:print-date>
    <meta:editing-cycles>33</meta:editing-cycles>
    <meta:editing-duration>PT2H14M10S</meta:editing-duration>
    <meta:generator>OpenOffice/4.1.0$Win32 OpenOffice.org_project/410m18$Build-9764</meta:generator>
    <meta:document-statistic meta:table-count="5" meta:image-count="1" meta:object-count="0" meta:page-count="3" meta:paragraph-count="83" meta:word-count="1018" meta:character-count="7391"/>
  </office:meta>
</office:document-meta>
</file>